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7efab" officeooo:paragraph-rsid="0017efab"/>
    </style:style>
    <style:style style:name="P2" style:family="paragraph" style:parent-style-name="Standard" style:list-style-name="L1">
      <style:text-properties officeooo:rsid="00163a04" officeooo:paragraph-rsid="00163a04"/>
    </style:style>
    <style:style style:name="P3" style:family="paragraph" style:parent-style-name="Standard" style:list-style-name="L1">
      <style:text-properties officeooo:rsid="0017efab" officeooo:paragraph-rsid="0017efab"/>
    </style:style>
    <style:style style:name="P4" style:family="paragraph" style:parent-style-name="Standard" style:list-style-name="L1">
      <style:text-properties officeooo:rsid="0017efab" officeooo:paragraph-rsid="00185af0"/>
    </style:style>
    <style:style style:name="P5" style:family="paragraph" style:parent-style-name="Standard" style:list-style-name="L1">
      <style:text-properties officeooo:rsid="00185af0" officeooo:paragraph-rsid="00185af0"/>
    </style:style>
    <style:style style:name="P6" style:family="paragraph" style:parent-style-name="Standard" style:list-style-name="L1">
      <style:text-properties officeooo:rsid="001ac00e" officeooo:paragraph-rsid="001ac00e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bruary 27<text:span text:style-name="T1">th</text:span>, 2023</text:p>
      <text:p text:style-name="P1">KitKat Dambeck</text:p>
      <text:p text:style-name="P1">4D Fundamentals.</text:p>
      <text:p text:style-name="P1">Archive Project “Critiques” </text:p>
      <text:p text:style-name="P1"/>
      <text:list xml:id="list535592253" text:style-name="L1">
        <text:list-item>
          <text:p text:style-name="P2">Andi.</text:p>
          <text:list>
            <text:list-item>
              <text:p text:style-name="P2">Increasing news of Russia. Cuts off to Russian folk dancing to folk music. As it speeds up, there is more footage of violence and chaos.</text:p>
            </text:list-item>
            <text:list-item>
              <text:p text:style-name="P2">Gosh yeah its really well made. It feels smart and thoughtful in how its plotted out. Dynamic range and all that. </text:p>
            </text:list-item>
            <text:list-item>
              <text:p text:style-name="P2">They open with the same trick that I make basically my whole video out. The thing where you have multiple clips and multiple speakers and then it goes into babble. </text:p>
            </text:list-item>
          </text:list>
        </text:list-item>
        <text:list-item>
          <text:p text:style-name="P2">Yael. </text:p>
          <text:list>
            <text:list-item>
              <text:p text:style-name="P2">Confession scenes from romcoms contrasts a internet speaker of some kind ranting about love and its difficulties. </text:p>
            </text:list-item>
            <text:list-item>
              <text:p text:style-name="P2">This is sweet but I feel like 90% of the video is just the audio clip.</text:p>
            </text:list-item>
          </text:list>
        </text:list-item>
        <text:list-item>
          <text:p text:style-name="P2">Nicoal.</text:p>
          <text:list>
            <text:list-item>
              <text:p text:style-name="P2">This video is a lot slower. Swtiches back and forth with video game clips of men saying gross stuff to women over voice chat, and the Wikipedia article for sexism in video games. </text:p>
            </text:list-item>
            <text:list-item>
              <text:p text:style-name="P3">I liked it but I feel like the clips weren’t that shocking? Maybe I’m desensitized to it, but if I am I feel like the film doesn’t draw attention to it in a dramatic way. </text:p>
            </text:list-item>
          </text:list>
        </text:list-item>
        <text:list-item>
          <text:p text:style-name="P3">Jose.</text:p>
          <text:list>
            <text:list-item>
              <text:p text:style-name="P3">Opens in an interesting filmic depiction of starting to play video games, and then goes into a pretty straight forward video game compilation, set to royalty free music. </text:p>
            </text:list-item>
            <text:list-item>
              <text:p text:style-name="P3">Gosh I feel like not playing a lot of online competitive games makes a lot of these projects unrepeatable to me.</text:p>
            </text:list-item>
          </text:list>
        </text:list-item>
        <text:list-item>
          <text:p text:style-name="P3">X.</text:p>
          <text:list>
            <text:list-item>
              <text:p text:style-name="P3">Four channel video, clips, photographs, and personal photos of Portuguese food, festivals, places, culture, history, set to world music. </text:p>
            </text:list-item>
            <text:list-item>
              <text:p text:style-name="P3">Its kinda elver about not being true four channel video, Often there’s a ultra wide screen video next to a 4:3 one to make it fill the 16:9 screen nicely. </text:p>
            </text:list-item>
          </text:list>
        </text:list-item>
        <text:list-item>
          <text:p text:style-name="P3">X.</text:p>
          <text:list>
            <text:list-item>
              <text:p text:style-name="P3">Why did they stop announcing names?! </text:p>
            </text:list-item>
            <text:list-item>
              <text:p text:style-name="P3">Manga panels of people crying mixed between real video clips of people crying.</text:p>
            </text:list-item>
            <text:list-item>
              <text:p text:style-name="P3"><text:s/>Didn’t really make me feel a ton. In contrast to the others there’s not a real sense of dynamic range or anything. </text:p>
            </text:list-item>
          </text:list>
        </text:list-item>
        <text:list-item>
          <text:p text:style-name="P5">Lucia.</text:p>
          <text:list>
            <text:list-item>
              <text:p text:style-name="P5">Clips of women video gam characters. Sometimes with pop music, sometimes with manosphere rant.</text:p>
            </text:list-item>
            <text:list-item>
              <text:p text:style-name="P5">This was cute, it was short. I feel like it doesn’t really respond to the audio that is being used. The audio puts forth a great replacement type argument and the video is just kinda Samos and Zelda being strong. <text:s/></text:p>
            </text:list-item>
          </text:list>
        </text:list-item>
        <text:list-item>
          <text:p text:style-name="P3">Grace.</text:p>
          <text:list>
            <text:list-item>
              <text:p text:style-name="P3">Grace shared about the difficulties of finding clips and spending time sorting files. Grace wished they had more time. I feel this. It was tricky. </text:p>
            </text:list-item>
            <text:list-item>
              <text:p text:style-name="P3">Many clips of artists talking about death, pessimism, dreams, optimism, existential crisis. </text:p>
            </text:list-item>
            <text:list-item>
              <text:p text:style-name="P4">Lots of misc clips from giblhi movies, the end of the Truman show, spotless mind, etc. </text:p>
            </text:list-item>
          </text:list>
        </text:list-item>
        <text:list-item>
          <text:p text:style-name="P5">Henna.</text:p>
          <text:list>
            <text:list-item>
              <text:p text:style-name="P5"><text:soft-page-break/>Personal vacation videos of Arabia, India, and other locations, featuring beaches, cats, canoes, temples, word sites trains, set to world music.</text:p>
            </text:list-item>
            <text:list-item>
              <text:p text:style-name="P5">Brief diversion where overlapping news cast audio is played too. Its like 3 seconds long and feels like an accident. <text:s/></text:p>
            </text:list-item>
            <text:list-item>
              <text:p text:style-name="P5">From a technical perspective its well executed, but I don’t feel like it really says hat much. I think its kinda just oo pretty. Which is still good ig. </text:p>
            </text:list-item>
          </text:list>
        </text:list-item>
        <text:list-item>
          <text:p text:style-name="P6">Victoria.</text:p>
          <text:list>
            <text:list-item>
              <text:p text:style-name="P6">About stereotypes of Italian families. </text:p>
            </text:list-item>
            <text:list-item>
              <text:p text:style-name="P6">Stereotypes, mainly of the Italian hand/body language. Lots of family guy clips, also internet video and tiktoks. </text:p>
            </text:list-item>
          </text:list>
        </text:list-item>
        <text:list-item>
          <text:p text:style-name="P2">Reflections.</text:p>
          <text:list>
            <text:list-item>
              <text:p text:style-name="P2">Its the start of class now and I feel gross. The video I have I think is stupid. And my peers are all making very interesting videos with the stuff they were given. Idk I just want to leave. I was highly cnsidering skipping class today. Even here I feel piss and like I’m gonna cry, </text:p>
            </text:list-item>
            <text:list-item>
              <text:p text:style-name="P2">Oh god mine is up. Im goig to just write through <text:s/>it because I feel like ongoing to have a panic attack. I put machine girl in it and the loud overstimulating is kinda helping. I like the flashing. Its almost over. Im at the half way point. Its sou loud and noisy. It feels messy in a way I don’t like. Plus this room is so warm I feel like I’m sweating. This rom is always so gross. Okay its passing, its almost done. People are writing lots of things. Its fine, I just want to know what they think about; some way to prove that I’m wrong about my own project. Okay its over. Project is submitted, I don’t have to care anymore. Free done, no panic attack,I’m good. Coping method worked. Fun times.</text:p>
            </text:list-item>
            <text:list-item>
              <text:p text:style-name="P2"><text:s/>What am I supposed to gain from this critique? I have literally zero feedback on my project. If people said anything, its in some google doc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4:14:51.379885703</meta:creation-date>
    <dc:date>2023-03-02T14:06:43.649408028</dc:date>
    <meta:editing-duration>PT1H6M50S</meta:editing-duration>
    <meta:editing-cycles>4</meta:editing-cycles>
    <meta:generator>LibreOffice/7.4.5.1$Linux_X86_64 LibreOffice_project/40$Build-1</meta:generator>
    <meta:document-statistic meta:table-count="0" meta:image-count="0" meta:object-count="0" meta:page-count="2" meta:paragraph-count="42" meta:word-count="792" meta:character-count="4299" meta:non-whitespace-character-count="3561"/>
  </office:meta>
</office:document-meta>
</file>